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31%" draw:textarea-horizontal-align="justify" draw:textarea-vertical-align="top" draw:auto-grow-height="false" fo:min-height="1.781cm" fo:min-width="1.282cm"/>
    </style:style>
    <style:style style:name="gr2" style:family="graphic" style:parent-style-name="standard">
      <style:graphic-properties draw:stroke="solid" svg:stroke-color="#ffffff" draw:fill-color="#000000" draw:opacity="100%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svg:stroke-color="#000000" draw:fill-color="#000000" draw:opacity="100%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svg:stroke-color="#ffffff" draw:fill-color="#000000" draw:opacity="100%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opacity="31%" draw:textarea-horizontal-align="justify" draw:textarea-vertical-align="top" draw:auto-grow-height="false" fo:min-height="3.251cm" fo:min-width="2.901cm"/>
    </style:style>
    <style:style style:name="gr6" style:family="graphic" style:parent-style-name="standard">
      <style:graphic-properties draw:stroke="solid" svg:stroke-color="#000000" draw:fill-color="#000000" draw:opacity="100%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opacity="31%" draw:textarea-horizontal-align="justify" draw:textarea-vertical-align="top" draw:auto-grow-height="false" fo:min-height="1.388cm" fo:min-width="2.61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49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cm" fo:min-width="0.499cm"/>
    </style:style>
    <style:style style:name="gr12" style:family="graphic" style:parent-style-name="standard">
      <style:graphic-properties draw:opacity="31%" draw:textarea-horizontal-align="justify" draw:textarea-vertical-align="top" draw:auto-grow-height="false" fo:min-height="1.45cm" fo:min-width="2.1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opacity="30%" draw:textarea-horizontal-align="justify" draw:textarea-vertical-align="middle" draw:auto-grow-height="false" fo:min-height="1.75cm" fo:min-width="4.6cm" draw:shadow-opacity="30%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31%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000000" draw:opacity="100%"/>
      <style:paragraph-properties fo:text-align="center"/>
      <style:text-properties fo:font-size="2pt" style:font-size-asian="18pt" style:font-size-complex="18pt"/>
    </style:style>
    <style:style style:name="P4" style:family="paragraph">
      <loext:graphic-properties draw:fill-color="#000000" draw:opacity="100%"/>
      <style:paragraph-properties fo:text-align="center"/>
    </style:style>
    <style:style style:name="P5" style:family="paragraph">
      <loext:graphic-properties draw:fill-color="#000000" draw:opacity="100%"/>
      <style:paragraph-properties fo:text-align="center"/>
      <style:text-properties fo:font-size="2pt" style:font-size-asian="2pt" style:font-size-complex="2pt"/>
    </style:style>
    <style:style style:name="P6" style:family="paragraph">
      <loext:graphic-properties draw:fill-color="#000000" draw:opacity="100%"/>
      <style:paragraph-properties fo:text-align="center"/>
      <style:text-properties fo:color="#ffffff" fo:font-size="2pt" style:font-size-asian="2pt" style:font-size-complex="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6pt" style:font-size-asian="18pt" style:font-size-complex="1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opacity="30%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style:font-size-asian="18pt" style:font-size-complex="18pt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color="#ffffff" fo:font-size="2pt" style:font-size-asian="2pt" style:font-size-complex="2pt"/>
    </style:style>
    <style:style style:name="T5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1.782cm" svg:height="2.031cm" svg:x="6.115cm" svg:y="2.871cm">
            <text:p text:style-name="P1"><text:span text:style-name="T1">FL</text:span><text:span text:style-name="T1">AS</text:span><text:span text:style-name="T1">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147cm" svg:height="0.15cm" svg:x="6.168cm" svg:y="2.926cm">
            <text:p text:style-name="P1"><text:span text:style-name="T2">H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47cm" svg:height="0.15cm" svg:x="6.168cm" svg:y="3.177cm">
            <text:p text:style-name="P1"><text:span text:style-name="T2">3v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47cm" svg:height="0.149cm" svg:x="6.168cm" svg:y="3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47cm" svg:height="0.149cm" svg:x="6.168cm" svg:y="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47cm" svg:height="0.15cm" svg:x="6.168cm" svg:y="3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47cm" svg:height="0.152cm" svg:x="6.168cm" svg:y="4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47cm" svg:height="0.149cm" svg:x="6.168cm" svg:y="4.429cm">
            <text:p text:style-name="P1"><text:span text:style-name="T2">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47cm" svg:height="0.15cm" svg:x="6.168cm" svg:y="4.679cm">
            <text:p text:style-name="P1"><text:span text:style-name="T2">S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5cm" svg:height="0.15cm" svg:x="7.667cm" svg:y="2.926cm">
            <text:p text:style-name="P1"><text:span text:style-name="T2">CL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5cm" svg:height="0.15cm" svg:x="7.667cm" svg:y="3.177cm">
            <text:p text:style-name="P1"><text:span text:style-name="T2">S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cm" svg:height="0.149cm" svg:x="7.667cm" svg:y="3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5cm" svg:height="0.149cm" svg:x="7.667cm" svg:y="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cm" svg:height="0.15cm" svg:x="7.667cm" svg:y="3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cm" svg:height="0.152cm" svg:x="7.667cm" svg:y="4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5cm" svg:height="0.149cm" svg:x="7.667cm" svg:y="4.429cm">
            <text:p text:style-name="P1"><text:span text:style-name="T2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5cm" svg:height="0.15cm" svg:x="7.667cm" svg:y="4.679cm">
            <text:p text:style-name="P1"><text:span text:style-name="T2">W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2" draw:layer="layout" svg:width="3.401cm" svg:height="3.501cm" svg:x="2.548cm" svg:y="1.1cm">
            <text:p text:style-name="P1"><text:span text:style-name="T1">ES</text:span><text:span text:style-name="T1">P-</text:span><text:span text:style-name="T1">W</text:span><text:span text:style-name="T1">R</text:span><text:span text:style-name="T1">O</text:span><text:span text:style-name="T1">O</text:span><text:span text:style-name="T1">M-</text:span><text:span text:style-name="T1">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151cm" svg:height="0.149cm" svg:x="2.674cm" svg:y="1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cm" svg:x="2.674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49cm" svg:x="2.674cm" svg:y="2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151cm" svg:height="0.149cm" svg:x="2.674cm" svg:y="2.402cm">
            <text:p text:style-name="P1"><text:span text:style-name="T3">T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cm" svg:x="2.674cm" svg:y="2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cm" svg:x="2.674cm" svg:y="2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2cm" svg:x="2.674cm" svg:y="3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2cm" svg:x="2.674cm" svg:y="3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49cm" svg:x="2.674cm" svg:y="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49cm" svg:x="2.911cm" svg:y="1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cm" svg:x="2.911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49cm" svg:x="2.911cm" svg:y="2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151cm" svg:height="0.149cm" svg:x="2.911cm" svg:y="2.402cm">
            <text:p text:style-name="P1"><text:span text:style-name="T3">R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cm" svg:x="2.911cm" svg:y="2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cm" svg:x="2.911cm" svg:y="2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2cm" svg:x="2.911cm" svg:y="3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2cm" svg:x="2.911cm" svg:y="3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49cm" svg:x="2.911cm" svg:y="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1cm" svg:height="0.149cm" svg:x="5.423cm" svg:y="1.652cm">
            <text:p text:style-name="P1"><text:span text:style-name="T4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cm" svg:x="5.423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151cm" svg:height="0.149cm" svg:x="5.423cm" svg:y="2.151cm">
            <text:p text:style-name="P1"><text:span text:style-name="T3">S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1cm" svg:height="0.149cm" svg:x="5.423cm" svg:y="2.402cm">
            <text:p text:style-name="P1"><text:span text:style-name="T4">W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1cm" svg:height="0.15cm" svg:x="5.423cm" svg:y="2.652cm">
            <text:p text:style-name="P1"><text:span text:style-name="T4">S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1cm" svg:height="0.15cm" svg:x="5.423cm" svg:y="2.903cm">
            <text:p text:style-name="P1"><text:span text:style-name="T4">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2cm" svg:x="5.423cm" svg:y="3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2cm" svg:x="5.423cm" svg:y="3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49cm" svg:x="5.423cm" svg:y="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151cm" svg:height="0.149cm" svg:x="5.663cm" svg:y="1.652cm">
            <text:p text:style-name="P1"><text:span text:style-name="T3">3v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cm" svg:x="5.663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49cm" svg:x="5.663cm" svg:y="2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1cm" svg:height="0.149cm" svg:x="5.663cm" svg:y="2.402cm">
            <text:p text:style-name="P1"><text:span text:style-name="T4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1cm" svg:height="0.15cm" svg:x="5.663cm" svg:y="2.652cm">
            <text:p text:style-name="P1"><text:span text:style-name="T4">H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1cm" svg:height="0.15cm" svg:x="5.663cm" svg:y="2.903cm">
            <text:p text:style-name="P1"><text:span text:style-name="T4">CL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2cm" svg:x="5.663cm" svg:y="3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151cm" svg:height="0.152cm" svg:x="5.663cm" svg:y="3.402cm">
            <text:p text:style-name="P1"><text:span text:style-name="T3">T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151cm" svg:height="0.149cm" svg:x="5.663cm" svg:y="3.651cm">
            <text:p text:style-name="P1"><text:span text:style-name="T3">T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7" draw:layer="layout" svg:x1="0.713cm" svg:y1="0.725cm" svg:x2="8.7cm" svg:y2="0.725cm">
          <text:p/>
        </draw:line>
        <draw:line draw:style-name="gr8" draw:text-style-name="P7" draw:layer="layout" svg:x1="0.7cm" svg:y1="0.975cm" svg:x2="8.687cm" svg:y2="0.975cm">
          <text:p/>
        </draw:line>
        <draw:g>
          <draw:custom-shape draw:style-name="gr9" draw:text-style-name="P2" draw:layer="layout" svg:width="3.11cm" svg:height="1.638cm" draw:transform="rotate (1.57306525482249) translate (0.809cm 4.415cm)">
            <text:p text:style-name="P1"><text:span text:style-name="T1">GPS-PIC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152cm" svg:height="0.151cm" draw:transform="rotate (1.57306525482249) translate (0.926cm 1.565cm)">
            <text:p text:style-name="P1"><text:span text:style-name="T4">3v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cm" svg:height="0.15cm" draw:transform="rotate (1.57306525482249) translate (1.176cm 1.563cm)">
            <text:p text:style-name="P1"><text:span text:style-name="T4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cm" svg:height="0.148cm" draw:transform="rotate (1.57306525482249) translate (1.428cm 1.563cm)">
            <text:p text:style-name="P1"><text:span text:style-name="T4">R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5cm" svg:height="0.151cm" draw:transform="rotate (1.57306525482249) translate (1.677cm 1.563cm)">
            <text:p text:style-name="P1"><text:span text:style-name="T2">T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49cm" svg:height="0.15cm" draw:transform="rotate (1.57306525482249) translate (1.927cm 1.56cm)">
            <text:p text:style-name="P1"><text:span text:style-name="T2">SC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49cm" svg:height="0.148cm" draw:transform="rotate (1.57306525482249) translate (2.176cm 1.56cm)">
            <text:p text:style-name="P1"><text:span text:style-name="T2">SD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998cm" svg:height="1cm" draw:transform="rotate (1.57306525482249) translate (1.354cm 2.888cm)">
            <text:p text:style-name="P1"><text:span text:style-name="T5">MAX-7C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999cm" svg:height="0.129cm" draw:transform="rotate (1.57306525482249) translate (1.428cm 4.312cm)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2" draw:layer="layout" svg:width="2.6cm" svg:height="1.7cm" svg:x="6.073cm" svg:y="1.125cm">
          <text:p text:style-name="P1"><text:span text:style-name="T1">Charg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1" draw:text-style-name="P2" draw:layer="layout" svg:width="1.782cm" svg:height="2.031cm" svg:x="1.55cm" svg:y="1.125cm">
            <text:p text:style-name="P1"><text:span text:style-name="T1">FLAS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147cm" svg:height="0.15cm" svg:x="1.603cm" svg:y="1.18cm">
            <text:p text:style-name="P1"><text:span text:style-name="T2">H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47cm" svg:height="0.15cm" svg:x="1.603cm" svg:y="1.431cm">
            <text:p text:style-name="P1"><text:span text:style-name="T2">3v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47cm" svg:height="0.149cm" svg:x="1.603cm" svg:y="1.6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47cm" svg:height="0.149cm" svg:x="1.603cm" svg:y="1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47cm" svg:height="0.15cm" svg:x="1.603cm" svg:y="2.1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47cm" svg:height="0.152cm" svg:x="1.603cm" svg:y="2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47cm" svg:height="0.149cm" svg:x="1.603cm" svg:y="2.683cm">
            <text:p text:style-name="P1"><text:span text:style-name="T2">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47cm" svg:height="0.15cm" svg:x="1.603cm" svg:y="2.933cm">
            <text:p text:style-name="P1"><text:span text:style-name="T2">S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5cm" svg:height="0.15cm" svg:x="3.102cm" svg:y="1.18cm">
            <text:p text:style-name="P1"><text:span text:style-name="T2">CL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5cm" svg:height="0.15cm" svg:x="3.102cm" svg:y="1.431cm">
            <text:p text:style-name="P1"><text:span text:style-name="T2">S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cm" svg:height="0.149cm" svg:x="3.102cm" svg:y="1.6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5cm" svg:height="0.149cm" svg:x="3.102cm" svg:y="1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cm" svg:height="0.15cm" svg:x="3.102cm" svg:y="2.1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cm" svg:height="0.152cm" svg:x="3.102cm" svg:y="2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5cm" svg:height="0.149cm" svg:x="3.102cm" svg:y="2.683cm">
            <text:p text:style-name="P1"><text:span text:style-name="T2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5cm" svg:height="0.15cm" svg:x="3.102cm" svg:y="2.933cm">
            <text:p text:style-name="P1"><text:span text:style-name="T2">W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2" draw:layer="layout" svg:width="3.401cm" svg:height="3.501cm" draw:transform="rotate (1.5707963267949) translate (3.79cm 4.441cm)">
            <text:p text:style-name="P1"><text:span text:style-name="T1">ESP-WROOM-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151cm" svg:height="0.149cm" draw:transform="rotate (1.5707963267949) translate (4.342cm 4.3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cm" draw:transform="rotate (1.5707963267949) translate (4.59cm 4.3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49cm" draw:transform="rotate (1.5707963267949) translate (4.841cm 4.3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151cm" svg:height="0.149cm" draw:transform="rotate (1.5707963267949) translate (5.092cm 4.315cm)">
            <text:p text:style-name="P1"><text:span text:style-name="T3">T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cm" draw:transform="rotate (1.5707963267949) translate (5.342cm 4.3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cm" draw:transform="rotate (1.5707963267949) translate (5.593cm 4.3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2cm" draw:transform="rotate (1.5707963267949) translate (5.842cm 4.3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2cm" draw:transform="rotate (1.5707963267949) translate (6.092cm 4.3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49cm" draw:transform="rotate (1.5707963267949) translate (6.341cm 4.3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49cm" draw:transform="rotate (1.5707963267949) translate (4.342cm 4.0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cm" draw:transform="rotate (1.5707963267949) translate (4.59cm 4.0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49cm" draw:transform="rotate (1.5707963267949) translate (4.841cm 4.0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151cm" svg:height="0.149cm" draw:transform="rotate (1.5707963267949) translate (5.092cm 4.078cm)">
            <text:p text:style-name="P1"><text:span text:style-name="T3">R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cm" draw:transform="rotate (1.5707963267949) translate (5.342cm 4.0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cm" draw:transform="rotate (1.5707963267949) translate (5.593cm 4.0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2cm" draw:transform="rotate (1.5707963267949) translate (5.842cm 4.0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2cm" draw:transform="rotate (1.5707963267949) translate (6.092cm 4.0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49cm" draw:transform="rotate (1.5707963267949) translate (6.341cm 4.0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1cm" svg:height="0.149cm" draw:transform="rotate (1.5707963267949) translate (4.342cm 1.565cm)">
            <text:p text:style-name="P1"><text:span text:style-name="T4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cm" draw:transform="rotate (1.5707963267949) translate (4.59cm 1.5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151cm" svg:height="0.149cm" draw:transform="rotate (1.5707963267949) translate (4.841cm 1.566cm)">
            <text:p text:style-name="P1"><text:span text:style-name="T3">S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1cm" svg:height="0.149cm" draw:transform="rotate (1.5707963267949) translate (5.092cm 1.566cm)">
            <text:p text:style-name="P1"><text:span text:style-name="T4">W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1cm" svg:height="0.15cm" draw:transform="rotate (1.5707963267949) translate (5.342cm 1.566cm)">
            <text:p text:style-name="P1"><text:span text:style-name="T4">S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1cm" svg:height="0.15cm" draw:transform="rotate (1.5707963267949) translate (5.593cm 1.566cm)">
            <text:p text:style-name="P1"><text:span text:style-name="T4">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2cm" draw:transform="rotate (1.5707963267949) translate (5.842cm 1.5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2cm" draw:transform="rotate (1.5707963267949) translate (6.092cm 1.5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49cm" draw:transform="rotate (1.5707963267949) translate (6.341cm 1.5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151cm" svg:height="0.149cm" draw:transform="rotate (1.5707963267949) translate (4.342cm 1.326cm)">
            <text:p text:style-name="P1"><text:span text:style-name="T3">3v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cm" draw:transform="rotate (1.5707963267949) translate (4.59cm 1.3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49cm" draw:transform="rotate (1.5707963267949) translate (4.841cm 1.3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1cm" svg:height="0.149cm" draw:transform="rotate (1.5707963267949) translate (5.092cm 1.326cm)">
            <text:p text:style-name="P1"><text:span text:style-name="T4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1cm" svg:height="0.15cm" draw:transform="rotate (1.5707963267949) translate (5.342cm 1.326cm)">
            <text:p text:style-name="P1"><text:span text:style-name="T4">H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1cm" svg:height="0.15cm" draw:transform="rotate (1.5707963267949) translate (5.593cm 1.326cm)">
            <text:p text:style-name="P1"><text:span text:style-name="T4">CL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1cm" svg:height="0.152cm" draw:transform="rotate (1.5707963267949) translate (5.842cm 1.3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151cm" svg:height="0.152cm" draw:transform="rotate (1.5707963267949) translate (6.092cm 1.326cm)">
            <text:p text:style-name="P1"><text:span text:style-name="T3">T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151cm" svg:height="0.149cm" draw:transform="rotate (1.5707963267949) translate (6.341cm 1.326cm)">
            <text:p text:style-name="P1"><text:span text:style-name="T3">T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7" draw:layer="layout" svg:x1="0.888cm" svg:y1="0.725cm" svg:x2="8.875cm" svg:y2="0.725cm">
          <text:p/>
        </draw:line>
        <draw:line draw:style-name="gr8" draw:text-style-name="P7" draw:layer="layout" svg:x1="0.875cm" svg:y1="0.975cm" svg:x2="8.862cm" svg:y2="0.975cm">
          <text:p/>
        </draw:line>
        <draw:g>
          <draw:custom-shape draw:style-name="gr9" draw:text-style-name="P2" draw:layer="layout" svg:width="3.11cm" svg:height="1.638cm" draw:transform="rotate (-0.00523598775598291) translate (0.509cm 3.3cm)">
            <text:p text:style-name="P1"><text:span text:style-name="T1">GPS-PIC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152cm" svg:height="0.151cm" draw:transform="rotate (-0.00523598775598291) translate (3.358cm 3.439cm)">
            <text:p text:style-name="P1"><text:span text:style-name="T4">3v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cm" svg:height="0.15cm" draw:transform="rotate (-0.00523598775598291) translate (3.358cm 3.689cm)">
            <text:p text:style-name="P1"><text:span text:style-name="T4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cm" svg:height="0.148cm" draw:transform="rotate (-0.00523598775598291) translate (3.356cm 3.941cm)">
            <text:p text:style-name="P1"><text:span text:style-name="T4">R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5cm" svg:height="0.151cm" draw:transform="rotate (-0.00523598775598291) translate (3.355cm 4.19cm)">
            <text:p text:style-name="P1"><text:span text:style-name="T2">T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49cm" svg:height="0.15cm" draw:transform="rotate (-0.00523598775598291) translate (3.356cm 4.44cm)">
            <text:p text:style-name="P1"><text:span text:style-name="T2">SC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49cm" svg:height="0.148cm" draw:transform="rotate (-0.00523598775598291) translate (3.354cm 4.689cm)">
            <text:p text:style-name="P1"><text:span text:style-name="T2">SD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998cm" svg:height="1cm" draw:transform="rotate (-0.00523598775598291) translate (2.032cm 3.857cm)">
            <text:p text:style-name="P1"><text:span text:style-name="T5">MAX-7C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999cm" svg:height="0.129cm" draw:transform="rotate (-0.00523598775598291) translate (0.608cm 3.92cm)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2" draw:layer="layout" svg:width="2.6cm" svg:height="1.7cm" draw:transform="rotate (1.5707963267949) translate (7.475cm 3.65cm)">
          <text:p text:style-name="P1"><text:span text:style-name="T1">Charg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custom-shape draw:style-name="gr1" draw:text-style-name="P2" draw:layer="layout" svg:width="1.782cm" svg:height="2.031cm" draw:transform="rotate (1.5707963267949) translate (0.869cm 3.082cm)">
            <text:p text:style-name="P1"><text:span text:style-name="T1">FL</text:span><text:span text:style-name="T1">AS</text:span><text:span text:style-name="T1">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147cm" svg:height="0.15cm" draw:transform="rotate (1.5707963267949) translate (0.924cm 3.029cm)">
            <text:p text:style-name="P1"><text:span text:style-name="T2">H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47cm" svg:height="0.15cm" draw:transform="rotate (1.5707963267949) translate (1.175cm 3.029cm)">
            <text:p text:style-name="P1"><text:span text:style-name="T2">3v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47cm" svg:height="0.149cm" draw:transform="rotate (1.5707963267949) translate (1.426cm 3.0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47cm" svg:height="0.149cm" draw:transform="rotate (1.5707963267949) translate (1.677cm 3.0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47cm" svg:height="0.15cm" draw:transform="rotate (1.5707963267949) translate (1.927cm 3.0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47cm" svg:height="0.152cm" draw:transform="rotate (1.5707963267949) translate (2.176cm 3.0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47cm" svg:height="0.149cm" draw:transform="rotate (1.5707963267949) translate (2.427cm 3.029cm)">
            <text:p text:style-name="P1"><text:span text:style-name="T2">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47cm" svg:height="0.15cm" draw:transform="rotate (1.5707963267949) translate (2.677cm 3.029cm)">
            <text:p text:style-name="P1"><text:span text:style-name="T2">S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5cm" svg:height="0.15cm" draw:transform="rotate (1.5707963267949) translate (0.924cm 1.53cm)">
            <text:p text:style-name="P1"><text:span text:style-name="T2">CL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5cm" svg:height="0.15cm" draw:transform="rotate (1.5707963267949) translate (1.175cm 1.53cm)">
            <text:p text:style-name="P1"><text:span text:style-name="T2">S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cm" svg:height="0.149cm" draw:transform="rotate (1.5707963267949) translate (1.426cm 1.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5cm" svg:height="0.149cm" draw:transform="rotate (1.5707963267949) translate (1.677cm 1.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cm" svg:height="0.15cm" draw:transform="rotate (1.5707963267949) translate (1.927cm 1.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15cm" svg:height="0.152cm" draw:transform="rotate (1.5707963267949) translate (2.176cm 1.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5cm" svg:height="0.149cm" draw:transform="rotate (1.5707963267949) translate (2.427cm 1.53cm)">
            <text:p text:style-name="P1"><text:span text:style-name="T2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5cm" svg:height="0.15cm" draw:transform="rotate (1.5707963267949) translate (2.677cm 1.53cm)">
            <text:p text:style-name="P1"><text:span text:style-name="T2">W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7" draw:layer="layout" svg:x1="0.888cm" svg:y1="0.725cm" svg:x2="8.225cm" svg:y2="0.725cm">
          <text:p/>
        </draw:line>
        <draw:line draw:style-name="gr8" draw:text-style-name="P7" draw:layer="layout" svg:x1="0.875cm" svg:y1="0.975cm" svg:x2="8.25cm" svg:y2="0.975cm">
          <text:p/>
        </draw:line>
        <draw:g>
          <draw:custom-shape draw:style-name="gr9" draw:text-style-name="P2" draw:layer="layout" svg:width="3.11cm" svg:height="1.638cm" draw:transform="rotate (-0.00523598775598291) translate (0.799cm 5.3cm)">
            <text:p text:style-name="P1"><text:span text:style-name="T1">GPS-PIC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152cm" svg:height="0.151cm" draw:transform="rotate (-0.00523598775598291) translate (3.648cm 5.439cm)">
            <text:p text:style-name="P1"><text:span text:style-name="T4">3v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cm" svg:height="0.15cm" draw:transform="rotate (-0.00523598775598291) translate (3.648cm 5.689cm)">
            <text:p text:style-name="P1"><text:span text:style-name="T4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5cm" svg:height="0.148cm" draw:transform="rotate (-0.00523598775598291) translate (3.646cm 5.941cm)">
            <text:p text:style-name="P1"><text:span text:style-name="T4">R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5cm" svg:height="0.151cm" draw:transform="rotate (-0.00523598775598291) translate (3.645cm 6.19cm)">
            <text:p text:style-name="P1"><text:span text:style-name="T2">T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49cm" svg:height="0.15cm" draw:transform="rotate (-0.00523598775598291) translate (3.646cm 6.44cm)">
            <text:p text:style-name="P1"><text:span text:style-name="T2">SC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149cm" svg:height="0.148cm" draw:transform="rotate (-0.00523598775598291) translate (3.644cm 6.689cm)">
            <text:p text:style-name="P1"><text:span text:style-name="T2">SD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998cm" svg:height="1cm" draw:transform="rotate (-0.00523598775598291) translate (2.322cm 5.857cm)">
            <text:p text:style-name="P1"><text:span text:style-name="T5">MAX-7C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999cm" svg:height="0.129cm" draw:transform="rotate (-0.00523598775598291) translate (0.898cm 5.92cm)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2" draw:layer="layout" svg:width="2.6cm" svg:height="1.7cm" svg:x="5.7cm" svg:y="5.225cm">
          <text:p text:style-name="P1"><text:span text:style-name="T1">Charging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1" draw:layer="layout" svg:width="5.1cm" svg:height="2cm" svg:x="3.086cm" svg:y="1.36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0.15cm" svg:height="0.15cm" draw:transform="rotate (1.5707963267949) translate (3.161cm 1.583cm)">
              <text:p text:style-name="P1"><text:span text:style-name="T2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5cm" draw:transform="rotate (1.5707963267949) translate (3.412cm 1.583cm)">
              <text:p text:style-name="P1"><text:span text:style-name="T2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cm" svg:height="0.149cm" draw:transform="rotate (1.5707963267949) translate (3.663cm 1.5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5" draw:layer="layout" svg:width="0.15cm" svg:height="0.149cm" draw:transform="rotate (1.5707963267949) translate (3.914cm 1.5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cm" svg:height="0.15cm" draw:transform="rotate (1.5707963267949) translate (4.164cm 1.5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cm" svg:height="0.152cm" draw:transform="rotate (1.5707963267949) translate (4.413cm 1.5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49cm" draw:transform="rotate (1.5707963267949) translate (4.664cm 1.583cm)">
              <text:p text:style-name="P1"><text:span text:style-name="T2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5cm" draw:transform="rotate (1.5707963267949) translate (4.914cm 1.583cm)">
              <text:p text:style-name="P1"><text:span text:style-name="T2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5cm" draw:transform="rotate (1.5707963267949) translate (5.186cm 1.5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5cm" draw:transform="rotate (1.5707963267949) translate (5.437cm 1.5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cm" svg:height="0.149cm" draw:transform="rotate (1.5707963267949) translate (5.688cm 1.5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5" draw:layer="layout" svg:width="0.15cm" svg:height="0.149cm" draw:transform="rotate (1.5707963267949) translate (5.939cm 1.5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cm" svg:height="0.15cm" draw:transform="rotate (1.5707963267949) translate (6.189cm 1.5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cm" svg:height="0.152cm" draw:transform="rotate (1.5707963267949) translate (6.438cm 1.5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49cm" draw:transform="rotate (1.5707963267949) translate (6.689cm 1.5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5cm" draw:transform="rotate (1.5707963267949) translate (6.939cm 1.5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cm" svg:height="0.15cm" draw:transform="rotate (1.5707963267949) translate (7.161cm 1.56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cm" svg:height="0.152cm" draw:transform="rotate (1.5707963267949) translate (7.41cm 1.56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49cm" draw:transform="rotate (1.5707963267949) translate (7.661cm 1.56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5cm" draw:transform="rotate (1.5707963267949) translate (7.911cm 1.56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3" draw:layer="layout" svg:width="0.15cm" svg:height="0.15cm" draw:transform="rotate (1.5707963267949) translate (3.161cm 3.3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5cm" draw:transform="rotate (1.5707963267949) translate (3.412cm 3.3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cm" svg:height="0.149cm" draw:transform="rotate (1.5707963267949) translate (3.663cm 3.3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5" draw:layer="layout" svg:width="0.15cm" svg:height="0.149cm" draw:transform="rotate (1.5707963267949) translate (3.914cm 3.3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cm" svg:height="0.15cm" draw:transform="rotate (1.5707963267949) translate (4.164cm 3.3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cm" svg:height="0.152cm" draw:transform="rotate (1.5707963267949) translate (4.413cm 3.3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49cm" draw:transform="rotate (1.5707963267949) translate (4.664cm 3.3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5cm" draw:transform="rotate (1.5707963267949) translate (4.914cm 3.3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5cm" draw:transform="rotate (1.5707963267949) translate (5.186cm 3.3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5cm" draw:transform="rotate (1.5707963267949) translate (5.437cm 3.3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cm" svg:height="0.149cm" draw:transform="rotate (1.5707963267949) translate (5.688cm 3.3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5" draw:layer="layout" svg:width="0.15cm" svg:height="0.149cm" draw:transform="rotate (1.5707963267949) translate (5.939cm 3.3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cm" svg:height="0.15cm" draw:transform="rotate (1.5707963267949) translate (6.189cm 3.3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cm" svg:height="0.152cm" draw:transform="rotate (1.5707963267949) translate (6.438cm 3.3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49cm" draw:transform="rotate (1.5707963267949) translate (6.689cm 3.3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5cm" draw:transform="rotate (1.5707963267949) translate (6.939cm 3.3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cm" svg:height="0.15cm" draw:transform="rotate (1.5707963267949) translate (7.161cm 3.31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cm" svg:height="0.152cm" draw:transform="rotate (1.5707963267949) translate (7.41cm 3.31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49cm" draw:transform="rotate (1.5707963267949) translate (7.661cm 3.31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15cm" svg:height="0.15cm" draw:transform="rotate (1.5707963267949) translate (7.911cm 3.31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32cm" fo:margin-bottom="0cm" fo:text-indent="0cm"/>
      <style:text-properties fo:font-size="9.3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98cm" fo:margin-bottom="0cm" fo:text-indent="0cm"/>
      <style:text-properties fo:font-size="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64cm" fo:margin-bottom="0cm" fo:text-indent="0cm"/>
      <style:text-properties fo:font-size="6.5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32cm" fo:margin-bottom="0cm" fo:text-indent="0cm"/>
      <style:text-properties fo:font-size="6.5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32cm" fo:margin-bottom="0cm" fo:text-indent="0cm"/>
      <style:text-properties fo:font-size="6.5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32cm" fo:margin-bottom="0cm" fo:text-indent="0cm"/>
      <style:text-properties fo:font-size="6.5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32cm" fo:margin-bottom="0cm" fo:text-indent="0cm"/>
      <style:text-properties fo:font-size="6.5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32cm" fo:margin-bottom="0cm" fo:text-indent="0cm"/>
      <style:text-properties fo:font-size="6.5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.699999809265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0.5cm" fo:margin-left="0.5cm" fo:margin-right="0.5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199cm" svg:x="1cm" svg:y="2.673cm"/>
      <draw:page-thumbnail draw:layer="backgroundobjects" svg:width="8.999cm" svg:height="7.199cm" svg:x="1cm" svg:y="11.249cm"/>
      <draw:page-thumbnail draw:layer="backgroundobjects" svg:width="8.999cm" svg:height="7.199cm" svg:x="1cm" svg:y="19.825cm"/>
      <draw:page-thumbnail draw:layer="backgroundobjects" svg:width="8.999cm" svg:height="7.199cm" svg:x="11cm" svg:y="2.673cm"/>
      <draw:page-thumbnail draw:layer="backgroundobjects" svg:width="8.999cm" svg:height="7.199cm" svg:x="11cm" svg:y="11.249cm"/>
      <draw:page-thumbnail draw:layer="backgroundobjects" svg:width="8.999cm" svg:height="7.199cm" svg:x="11cm" svg:y="19.825cm"/>
    </style:handout-master>
    <style:master-page style:name="Default" style:page-layout-name="PM1" draw:style-name="Mdp1">
      <draw:frame presentation:style-name="Default-title" draw:layer="backgroundobjects" svg:width="8.1cm" svg:height="1.169cm" svg:x="0.95cm" svg:y="0.777cm" presentation:class="title" presentation:placeholder="true">
        <draw:text-box/>
      </draw:frame>
      <draw:frame presentation:style-name="Default-outline1" draw:layer="backgroundobjects" svg:width="8.1cm" svg:height="4.06cm" svg:x="0.95cm" svg:y="2.138cm" presentation:class="outline" presentation:placeholder="true">
        <draw:text-box/>
      </draw:frame>
      <draw:frame presentation:style-name="Mpr1" draw:text-style-name="MP2" draw:layer="backgroundobjects" svg:width="2.097cm" svg:height="0.483cm" svg:x="0.95cm" svg:y="6.8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853cm" svg:height="0.483cm" svg:x="3.576cm" svg:y="6.87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097cm" svg:height="0.483cm" svg:x="6.951cm" svg:y="6.87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 Jordan</meta:initial-creator>
    <meta:creation-date>2018-02-24T22:53:52.391382663</meta:creation-date>
    <meta:editing-duration>P1DT15H18M49S</meta:editing-duration>
    <meta:editing-cycles>9</meta:editing-cycles>
    <dc:date>2018-03-01T20:55:38.951466534</dc:date>
    <dc:creator>Rob Jordan</dc:creator>
    <meta:generator>LibreOffice/5.1.6.2$Linux_X86_64 LibreOffice_project/10m0$Build-2</meta:generator>
    <meta:document-statistic meta:object-count="240"/>
  </office:meta>
</office:document-meta>
</file>